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1905.com.csv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dplxmd.com.csv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meba.jp.csv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doo.com.csv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x.com.csv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ntv.cn.csv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mpress.co.jp.csv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dn.com.csv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car.com.cn.csv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5:22:53.899741358</meta:creation-date>
    <dc:date>2020-01-21T15:54:42.614774081</dc:date>
    <meta:editing-duration>PT11M28S</meta:editing-duration>
    <meta:editing-cycles>2</meta:editing-cycles>
    <meta:generator>LibreOffice/5.1.6.2$Linux_X86_64 LibreOffice_project/10m0$Build-2</meta:generator>
    <meta:document-statistic meta:table-count="1" meta:cell-count="30" meta:object-count="0"/>
  </office:meta>
</office:document-meta>
</file>